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cd0" officeooo:paragraph-rsid="00178cd0"/>
    </style:style>
    <style:style style:name="P2" style:family="paragraph" style:parent-style-name="Standard">
      <style:text-properties officeooo:rsid="00190b65" officeooo:paragraph-rsid="00190b65"/>
    </style:style>
    <style:style style:name="P3" style:family="paragraph" style:parent-style-name="Standard">
      <style:text-properties officeooo:rsid="001abba0" officeooo:paragraph-rsid="001abba0"/>
    </style:style>
    <style:style style:name="P4" style:family="paragraph" style:parent-style-name="Standard">
      <style:text-properties officeooo:rsid="001b8ed1" officeooo:paragraph-rsid="001b8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o <text:s/>Konttisen tietokantataulut.</text:p>
      <text:p text:style-name="P3"/>
      <text:p text:style-name="P3">CREATE TABLE COUNTRY(</text:p>
      <text:p text:style-name="P3">id SERIAL PRIMARY KEY, </text:p>
      <text:p text:style-name="P3">country varchar(50)</text:p>
      <text:p text:style-name="P3"/>
      <text:p text:style-name="P3">);</text:p>
      <text:p text:style-name="P3"/>
      <text:p text:style-name="P3">CREATE TABLE JOINTABLE(</text:p>
      <text:p text:style-name="P3">id SERIAL PRIMARY KEY,</text:p>
      <text:p text:style-name="P3">FOREIGN KEY (countryKey) REFERENCES maa (id),</text:p>
      <text:p text:style-name="P3">FOREIGN KEY (henkiloId) REFERENCES henkilo (id)</text:p>
      <text:p text:style-name="P3">);</text:p>
      <text:p text:style-name="P3"/>
      <text:p text:style-name="P3"/>
      <text:p text:style-name="P3"/>
      <text:p text:style-name="P3">CREATE TABLE travelDestination(</text:p>
      <text:p text:style-name="P3">id SERIAL PRIMARY KEY, </text:p>
      <text:p text:style-name="P3">country varchar(50) NOT NUll,</text:p>
      <text:p text:style-name="P3">arrivalDate date NOT null,</text:p>
      <text:p text:style-name="P3">departureDate date NOT null,</text:p>
      <text:p text:style-name="P3">address varchar(60),</text:p>
      <text:p text:style-name="P3">postCode varchar(10),</text:p>
      <text:p text:style-name="P3">city varchar(30)</text:p>
      <text:p text:style-name="P3">);</text:p>
      <text:p text:style-name="P3"/>
      <text:p text:style-name="P3"/>
      <text:p text:style-name="P3">CREATE TABLE henkilo(</text:p>
      <text:p text:style-name="P3">id SERIAL PRIMARY KEY, </text:p>
      <text:p text:style-name="P3">firstNames varchar(50) NOT null,</text:p>
      <text:p text:style-name="P3">familyname varchar(50) NOT null,</text:p>
      <text:p text:style-name="P3">dateOfBirth varchar(10) NOT null,</text:p>
      <text:p text:style-name="P3">gender varchar(12),</text:p>
      <text:p text:style-name="P3">nationality varchar(50) NOT null,</text:p>
      <text:p text:style-name="P3">mobilePhone varchar(25),</text:p>
      <text:p text:style-name="P3">email varchar(30)</text:p>
      <text:p text:style-name="P3"/>
      <text:p text:style-name="P3">);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23:46:57.318084863</meta:creation-date>
    <meta:editing-duration>PT6M26S</meta:editing-duration>
    <meta:editing-cycles>3</meta:editing-cycles>
    <meta:generator>LibreOffice/5.1.6.2$Linux_X86_64 LibreOffice_project/10m0$Build-2</meta:generator>
    <dc:date>2017-11-10T23:53:22.120206411</dc:date>
    <meta:document-statistic meta:table-count="0" meta:image-count="0" meta:object-count="0" meta:page-count="1" meta:paragraph-count="29" meta:word-count="89" meta:character-count="669" meta:non-whitespace-character-count="605"/>
  </office:meta>
</office:document-meta>
</file>